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da310" officeooo:paragraph-rsid="00033d27"/>
    </style:style>
    <style:style style:name="P2" style:family="paragraph" style:parent-style-name="Standard">
      <style:text-properties officeooo:rsid="002e7c70" officeooo:paragraph-rsid="00033d27"/>
    </style:style>
    <style:style style:name="P3" style:family="paragraph" style:parent-style-name="Standard">
      <style:text-properties officeooo:rsid="003d4612" officeooo:paragraph-rsid="00033d27"/>
    </style:style>
    <style:style style:name="P4" style:family="paragraph" style:parent-style-name="Standard">
      <style:text-properties officeooo:paragraph-rsid="00033d27"/>
    </style:style>
    <style:style style:name="P5" style:family="paragraph" style:parent-style-name="Standard">
      <style:text-properties style:text-line-through-style="solid" style:text-line-through-type="single" officeooo:rsid="001da310" officeooo:paragraph-rsid="00033d27"/>
    </style:style>
    <style:style style:name="P6" style:family="paragraph" style:parent-style-name="Standard">
      <style:text-properties style:text-line-through-style="solid" style:text-line-through-type="single" officeooo:rsid="0035b0b3" officeooo:paragraph-rsid="00033d27"/>
    </style:style>
    <style:style style:name="P7" style:family="paragraph" style:parent-style-name="Standard">
      <style:text-properties style:text-line-through-style="solid" style:text-line-through-type="single" officeooo:rsid="00278a20" officeooo:paragraph-rsid="00033d27"/>
    </style:style>
    <style:style style:name="P8" style:family="paragraph" style:parent-style-name="Standard">
      <style:text-properties style:text-line-through-style="solid" style:text-line-through-type="single" officeooo:rsid="003be273" officeooo:paragraph-rsid="00033d27"/>
    </style:style>
    <style:style style:name="P9" style:family="paragraph" style:parent-style-name="Standard">
      <style:text-properties style:text-line-through-style="solid" style:text-line-through-type="single" officeooo:rsid="003ce212" officeooo:paragraph-rsid="00033d27"/>
    </style:style>
    <style:style style:name="P10" style:family="paragraph" style:parent-style-name="Standard">
      <style:text-properties style:text-line-through-style="solid" style:text-line-through-type="single" style:text-position="0% 100%" officeooo:rsid="003ce212" officeooo:paragraph-rsid="00033d27"/>
    </style:style>
    <style:style style:name="P11" style:family="paragraph" style:parent-style-name="Standard">
      <style:text-properties style:text-line-through-style="solid" style:text-line-through-type="single" officeooo:rsid="003d4612" officeooo:paragraph-rsid="00033d27"/>
    </style:style>
    <style:style style:name="P12" style:family="paragraph" style:parent-style-name="Standard">
      <style:text-properties style:text-line-through-style="solid" style:text-line-through-type="single" officeooo:paragraph-rsid="00033d27"/>
    </style:style>
    <style:style style:name="P13" style:family="paragraph" style:parent-style-name="Standard">
      <style:text-properties style:text-line-through-style="solid" style:text-line-through-type="single" officeooo:rsid="003da9ff" officeooo:paragraph-rsid="00033d27"/>
    </style:style>
    <style:style style:name="P14" style:family="paragraph" style:parent-style-name="Standard">
      <style:text-properties officeooo:rsid="003da9ff" officeooo:paragraph-rsid="00033d27"/>
    </style:style>
    <style:style style:name="P15" style:family="paragraph" style:parent-style-name="Standard" style:list-style-name="L1">
      <style:text-properties officeooo:rsid="002e7c70" officeooo:paragraph-rsid="00033d27"/>
    </style:style>
    <style:style style:name="P16" style:family="paragraph" style:parent-style-name="Standard">
      <style:text-properties style:text-line-through-style="solid" style:text-line-through-type="single" officeooo:rsid="002e7c70" officeooo:paragraph-rsid="00033d27"/>
    </style:style>
    <style:style style:name="T1" style:family="text">
      <style:text-properties officeooo:rsid="0033d841"/>
    </style:style>
    <style:style style:name="T2" style:family="text">
      <style:text-properties officeooo:rsid="003d4612"/>
    </style:style>
    <style:style style:name="T3" style:family="text">
      <style:text-properties officeooo:rsid="003f8fc0"/>
    </style:style>
    <style:style style:name="T4" style:family="text">
      <style:text-properties officeooo:rsid="0040bc39"/>
    </style:style>
    <style:style style:name="T5" style:family="text">
      <style:text-properties officeooo:rsid="0004467f"/>
    </style:style>
    <style:style style:name="T6" style:family="text">
      <style:text-properties officeooo:rsid="0005a7b0"/>
    </style:style>
    <style:style style:name="T7" style:family="text">
      <style:text-properties officeooo:rsid="0006484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3d4612"/>
    </style:style>
    <style:style style:name="T10" style:family="text">
      <style:text-properties style:text-line-through-style="solid" style:text-line-through-type="single" officeooo:rsid="0040bc39"/>
    </style:style>
    <style:style style:name="T11" style:family="text">
      <style:text-properties style:text-line-through-style="solid" style:text-line-through-type="single" officeooo:rsid="0041ef07"/>
    </style:style>
    <style:style style:name="T12" style:family="text">
      <style:text-properties officeooo:rsid="000755b3"/>
    </style:style>
    <style:style style:name="T13" style:family="text">
      <style:text-properties officeooo:rsid="00085bd9"/>
    </style:style>
    <style:style style:name="T14" style:family="text">
      <style:text-properties officeooo:rsid="00096aeb"/>
    </style:style>
    <style:style style:name="T15" style:family="text">
      <style:text-properties officeooo:rsid="000ab284"/>
    </style:style>
    <style:style style:name="T16" style:family="text">
      <style:text-properties officeooo:rsid="000b4d55"/>
    </style:style>
    <style:style style:name="T17" style:family="text">
      <style:text-properties officeooo:rsid="000d27e9"/>
    </style:style>
    <style:style style:name="T18" style:family="text">
      <style:text-properties officeooo:rsid="000ef138"/>
    </style:style>
    <style:style style:name="T19" style:family="text">
      <style:text-properties style:text-underline-style="solid" style:text-underline-type="double" style:text-underline-width="auto" style:text-underline-color="font-color" officeooo:rsid="000ab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7217202" text:style-name="L1">
        <text:list-item>
          <text:p text:style-name="P15">Abides in Stone <text:span text:style-name="T14">(Jest Stworzony z Kamienia)</text:span></text:p>
        </text:list-item>
        <text:list-item>
          <text:p text:style-name="P15">Absorbs Energy <text:span text:style-name="T14">(Absorbuje Energię)</text:span></text:p>
        </text:list-item>
        <text:list-item>
          <text:p text:style-name="P15">Awakens Dreams <text:span text:style-name="T14">(Przebudza Sny)</text:span></text:p>
        </text:list-item>
        <text:list-item>
          <text:p text:style-name="P15">Battles Robots <text:span text:style-name="T14">(Walczy z Robotami)</text:span></text:p>
        </text:list-item>
        <text:list-item>
          <text:p text:style-name="P15">Bears a Halo of Fire <text:span text:style-name="T7">(Nosi Halo Ognia)</text:span></text:p>
        </text:list-item>
        <text:list-item>
          <text:p text:style-name="P15">Blazes With Radiance <text:span text:style-name="T14">(Jaśnieje Światłem)</text:span></text:p>
        </text:list-item>
        <text:list-item>
          <text:p text:style-name="P15">Brandishes an Exotic Shield <text:span text:style-name="T14">(Nosi Egzotyczną Tarczę)</text:span></text:p>
        </text:list-item>
        <text:list-item>
          <text:p text:style-name="P15">Builds Robots <text:span text:style-name="T14">(Buduje Roboty)</text:span></text:p>
        </text:list-item>
        <text:list-item>
          <text:p text:style-name="P15">Calculates the Incalculable <text:span text:style-name="T14">(Oblicza Nieobliczalne)</text:span></text:p>
        </text:list-item>
        <text:list-item>
          <text:p text:style-name="P15">Channels Divine Blessings <text:span text:style-name="T12">(Otrzymuje Boskie Błogosławieństwo)</text:span></text:p>
        </text:list-item>
        <text:list-item>
          <text:p text:style-name="P15">Commands Mental Powers <text:span text:style-name="T14">(Włada Mocami Mentalnymi)</text:span></text:p>
        </text:list-item>
        <text:list-item>
          <text:p text:style-name="P15">Conducts Weird Science <text:span text:style-name="T14">(Tworzy Dziwną Naukę)</text:span></text:p>
        </text:list-item>
        <text:list-item>
          <text:p text:style-name="P15">Consorts With the Dead <text:span text:style-name="T12">(Zadaje się z Martwymi)</text:span></text:p>
        </text:list-item>
        <text:list-item>
          <text:p text:style-name="P15">Controls Beasts <text:span text:style-name="T14">(Konroluje Bestie)</text:span></text:p>
        </text:list-item>
        <text:list-item>
          <text:p text:style-name="P15">Controls Gravity <text:span text:style-name="T14">(Kontroluje Grawitację)</text:span></text:p>
        </text:list-item>
        <text:list-item>
          <text:p text:style-name="P15">COPIES SUPERPOWERS <text:span text:style-name="T14">(Kopiuje Supermoce)</text:span></text:p>
        </text:list-item>
        <text:list-item>
          <text:p text:style-name="P15">Crafts Illusions <text:span text:style-name="T14">(Tworzy Iluzje)</text:span></text:p>
        </text:list-item>
        <text:list-item>
          <text:p text:style-name="P15">Crafts Unique Objects <text:span text:style-name="T14">(Tworzy Wyjątkowe Przedmioty)</text:span></text:p>
        </text:list-item>
        <text:list-item>
          <text:p text:style-name="P15">Dances With Dark Matter <text:span text:style-name="T14">(Tańczy z Czarną Materią)</text:span></text:p>
        </text:list-item>
        <text:list-item>
          <text:p text:style-name="P15">Defends the Gate <text:span text:style-name="T14">(Chroni Wrót)</text:span></text:p>
        </text:list-item>
        <text:list-item>
          <text:p text:style-name="P15">Defends the Weak <text:span text:style-name="T13">(Chroni Słabszych)</text:span></text:p>
        </text:list-item>
        <text:list-item>
          <text:p text:style-name="P15">Descends From Nobility <text:span text:style-name="T14">(Ma Szlachetną Krew)</text:span></text:p>
        </text:list-item>
        <text:list-item>
          <text:p text:style-name="P15">Doesn’t Do Much <text:span text:style-name="T14">(Nie Robi Zbyt Dużo)</text:span></text:p>
        </text:list-item>
        <text:list-item>
          <text:p text:style-name="P15">Drives Like A Maniac <text:span text:style-name="T14">(Jeździ Jak Maniak)</text:span></text:p>
        </text:list-item>
        <text:list-item>
          <text:p text:style-name="P15">Emerged From the Obelisk <text:span text:style-name="T14">(Wyszedł z Obelisku)</text:span></text:p>
        </text:list-item>
        <text:list-item>
          <text:p text:style-name="P15">Employs Magnetism <text:span text:style-name="T14">(Włada Magnetyzmem)</text:span></text:p>
        </text:list-item>
        <text:list-item>
          <text:p text:style-name="P15">Entertains <text:span text:style-name="T12">(Zabawia)</text:span></text:p>
        </text:list-item>
        <text:list-item>
          <text:p text:style-name="P15">Exists in Two Places at Once <text:span text:style-name="T14">((Istnieje w Dwóch Miejscach Jednocześnie)</text:span></text:p>
        </text:list-item>
        <text:list-item>
          <text:p text:style-name="P15">Exists Partially Out of Phase <text:span text:style-name="T14">(Istnieje Cześćiowo Poza Fazą)</text:span></text:p>
        </text:list-item>
        <text:list-item>
          <text:p text:style-name="P15">Explores Dark Places <text:span text:style-name="T5">(Bada Ciemne Miejsca)</text:span></text:p>
        </text:list-item>
        <text:list-item>
          <text:p text:style-name="P15">Fights Dirty <text:span text:style-name="T14">(Walczy Nieczysto)</text:span></text:p>
        </text:list-item>
        <text:list-item>
          <text:p text:style-name="P15">Fights With Panache <text:span text:style-name="T14">(Walcząc, Porywa Tłum)</text:span></text:p>
        </text:list-item>
        <text:list-item>
          <text:p text:style-name="P15">Flies Faster Than a Bullet <text:span text:style-name="T14">(Fruwa Szybciej niż Pocisk)</text:span></text:p>
        </text:list-item>
        <text:list-item>
          <text:p text:style-name="P15">Focuses Mind Over Matter <text:span text:style-name="T5">(Stawia Umysł Ponad Materią)</text:span></text:p>
        </text:list-item>
        <text:list-item>
          <text:p text:style-name="P15">Fuses Flesh and Steel <text:span text:style-name="T14">(Łączy Ciało i Stal)</text:span></text:p>
        </text:list-item>
        <text:list-item>
          <text:p text:style-name="P15">Fuses Mind and Machine <text:span text:style-name="T14">(Łączy Umysł i Maszynę)</text:span></text:p>
        </text:list-item>
        <text:list-item>
          <text:p text:style-name="P15">Grows to Towering Heights <text:span text:style-name="T14">(Rośnie do Gigantycznych Rozmiarów)</text:span></text:p>
        </text:list-item>
        <text:list-item>
          <text:p text:style-name="P15">HAS A THOUSAND FACES <text:span text:style-name="T14">(Ma Tysiać Twarzy)</text:span></text:p>
        </text:list-item>
        <text:list-item>
          <text:p text:style-name="P15">Helps Their Friends <text:span text:style-name="T12">(Pomaga Swoim Przyjaciołom)</text:span></text:p>
        </text:list-item>
        <text:list-item>
          <text:p text:style-name="P15">Howls at the Moon <text:span text:style-name="T6">(Wyje do Księżyca)</text:span></text:p>
        </text:list-item>
        <text:list-item>
          <text:p text:style-name="P15">Hunts <text:span text:style-name="T14">(Poluje)</text:span></text:p>
        </text:list-item>
        <text:list-item>
          <text:p text:style-name="P15">IGNORES PHYSICAL DISTANCE <text:span text:style-name="T14">(Ignoruje Fizyczny Dystans)</text:span></text:p>
        </text:list-item>
        <text:list-item>
          <text:p text:style-name="P15">Infiltrates <text:span text:style-name="T12">(Infiltruje)</text:span></text:p>
        </text:list-item>
        <text:list-item>
          <text:p text:style-name="P15">Interprets the Law <text:span text:style-name="T14">(Interpretuje Prawo)</text:span></text:p>
        </text:list-item>
        <text:list-item>
          <text:p text:style-name="P15">Is Idolized by Millions <text:span text:style-name="T14">(Jest Idolem Milionów)</text:span></text:p>
        </text:list-item>
        <text:list-item>
          <text:p text:style-name="P15">Is Licensed to Carry <text:span text:style-name="T14">(Ma Licencję na Broń)</text:span></text:p>
        </text:list-item>
        <text:list-item>
          <text:p text:style-name="P15">Is Wanted by the Law <text:span text:style-name="T14">(Jest Poszukiwany Przez Prawo)</text:span></text:p>
        </text:list-item>
        <text:list-item>
          <text:p text:style-name="P15">Keeps a Magic Ally <text:span text:style-name="T14">(Posiada Magicznego Sprzymierzeńca)</text:span></text:p>
        </text:list-item>
        <text:list-item>
          <text:p text:style-name="P15">Leads <text:span text:style-name="T5">(Przewodzi)</text:span></text:p>
        </text:list-item>
        <text:list-item>
          <text:p text:style-name="P15">Learns Quickly <text:span text:style-name="T13">(Szybko się Uczy)</text:span></text:p>
        </text:list-item>
        <text:list-item>
          <text:p text:style-name="P15">Lives in the Wilderness <text:span text:style-name="T7">(Żyje w Dziczy)</text:span></text:p>
        </text:list-item>
        <text:list-item>
          <text:p text:style-name="P15">Looks for Trouble <text:span text:style-name="T14">(Szuka Kłopotów)</text:span></text:p>
        </text:list-item>
        <text:list-item>
          <text:p text:style-name="P15"><text:soft-page-break/>Loves the Void <text:span text:style-name="T14">(Kocha Pustkę)</text:span></text:p>
        </text:list-item>
        <text:list-item>
          <text:p text:style-name="P15">Masters Defense <text:span text:style-name="T14">(Jest Mistrzem Obrony)</text:span></text:p>
        </text:list-item>
        <text:list-item>
          <text:p text:style-name="P15">Masters Spells <text:span text:style-name="T6">(Włada Zaklęciami)</text:span></text:p>
        </text:list-item>
        <text:list-item>
          <text:p text:style-name="P15">Masters the Swarm <text:span text:style-name="T14">(Włada Rojem)</text:span></text:p>
        </text:list-item>
        <text:list-item>
          <text:p text:style-name="P15">Masters Weaponry <text:span text:style-name="T5">(Mistrzowsko Posługuje się Bronią)</text:span></text:p>
        </text:list-item>
        <text:list-item>
          <text:p text:style-name="P15">Metes Out Justice <text:span text:style-name="T15">(Zaprowadza Sprawiedliwość)</text:span></text:p>
        </text:list-item>
        <text:list-item>
          <text:p text:style-name="P15">Moves Like a Cat <text:span text:style-name="T6">(Porusza się jak Kot)</text:span></text:p>
        </text:list-item>
        <text:list-item>
          <text:p text:style-name="P15">Moves Like the Wind <text:span text:style-name="T15">(Rusza się jak Wiatr)</text:span></text:p>
        </text:list-item>
        <text:list-item>
          <text:p text:style-name="P15">Needs No Weapon <text:span text:style-name="T7">(Nie Potrzebuje Broni)</text:span></text:p>
        </text:list-item>
        <text:list-item>
          <text:p text:style-name="P15">Never Says Die <text:span text:style-name="T7">(Nigdy Się Nie Poddaje)</text:span></text:p>
        </text:list-item>
        <text:list-item>
          <text:p text:style-name="P15">Operates Undercover <text:span text:style-name="T15">(Działa pod Przykry</text:span><text:span text:style-name="T18">wką</text:span><text:span text:style-name="T15">)</text:span></text:p>
        </text:list-item>
        <text:list-item>
          <text:p text:style-name="P15">Performs Feats of Strength <text:span text:style-name="T7">(Jest Bardzo Silny)</text:span></text:p>
        </text:list-item>
        <text:list-item>
          <text:p text:style-name="P15">Pilots Starcraft <text:span text:style-name="T15">(Pilotuje Statek Kosmiczny)</text:span></text:p>
        </text:list-item>
        <text:list-item>
          <text:p text:style-name="P15">Plays Too Many Games <text:span text:style-name="T15">(Gra w Zbyt Wiele Gier)</text:span></text:p>
        </text:list-item>
        <text:list-item>
          <text:p text:style-name="P15">Rages <text:span text:style-name="T7">(Wpada w Furię)</text:span></text:p>
        </text:list-item>
        <text:list-item>
          <text:p text:style-name="P15">Rides the Lightning <text:span text:style-name="T15">(Ujeżdza Błyskawicę)</text:span></text:p>
        </text:list-item>
        <text:list-item>
          <text:p text:style-name="P15">Runs Away <text:span text:style-name="T15">(Ucieka)</text:span></text:p>
        </text:list-item>
        <text:list-item>
          <text:p text:style-name="P15">Sailed Beneath the Jolly Roger <text:span text:style-name="T15">(Pływał z Piratami)</text:span></text:p>
        </text:list-item>
        <text:list-item>
          <text:p text:style-name="P15">Scavenges <text:span text:style-name="T15">(Przeszukuje Ruiny) <text:s/>(dla Przydasiów???)</text:span></text:p>
        </text:list-item>
        <text:list-item>
          <text:p text:style-name="P15">SCULPTS HARD LIGHT <text:span text:style-name="T15">(Rzeźbi Twardym Światłem)</text:span></text:p>
        </text:list-item>
        <text:list-item>
          <text:p text:style-name="P15">Sees Beyond <text:span text:style-name="T13">(Jest Jasnowidzem)</text:span></text:p>
        </text:list-item>
        <text:list-item>
          <text:p text:style-name="P15">Separates Mind From Body <text:span text:style-name="T15">(Izoluje Umysł od Ciała)</text:span></text:p>
        </text:list-item>
        <text:list-item>
          <text:p text:style-name="P15">Shepherds the Community <text:span text:style-name="T13">(Wspiera Społeczność)</text:span></text:p>
        </text:list-item>
        <text:list-item>
          <text:p text:style-name="P15">Shepherds Spirits <text:span text:style-name="T13">(Mówi do Duchów)</text:span></text:p>
        </text:list-item>
        <text:list-item>
          <text:p text:style-name="P15">Shreds the Walls of the World <text:span text:style-name="T15">(Rozdziera Ściany Świata)</text:span></text:p>
        </text:list-item>
        <text:list-item>
          <text:p text:style-name="P15">SHRINKS TO MINUTE SIZE <text:span text:style-name="T15">(Zmniejsza się)</text:span></text:p>
        </text:list-item>
        <text:list-item>
          <text:p text:style-name="P15">Siphons Power <text:span text:style-name="T15">(Wysysa Energię)</text:span></text:p>
        </text:list-item>
        <text:list-item>
          <text:p text:style-name="P15">Slays Monsters <text:span text:style-name="T15">(Zabije Potwory)</text:span></text:p>
        </text:list-item>
        <text:list-item>
          <text:p text:style-name="P15">SOARS ON AMAZING WINGS <text:span text:style-name="T15">(Leci na Wspaniałych Skrzydłach)</text:span></text:p>
        </text:list-item>
        <text:list-item>
          <text:p text:style-name="P15">Solves Mysteries <text:span text:style-name="T15">(Rozwiązuje Zagadki)</text:span></text:p>
        </text:list-item>
        <text:list-item>
          <text:p text:style-name="P15">Speaks for the Land <text:span text:style-name="T15">(Mówi Głosem </text:span><text:span text:style-name="T19">Ziemi</text:span><text:span text:style-name="T15">)</text:span></text:p>
        </text:list-item>
        <text:list-item>
          <text:p text:style-name="P15">Stands Like a Bastion <text:span text:style-name="T15">(Jest Jedno</text:span><text:span text:style-name="T18">o</text:span><text:span text:style-name="T15">sobowym Bastionem)</text:span></text:p>
        </text:list-item>
        <text:list-item>
          <text:p text:style-name="P15">STRETCHES <text:span text:style-name="T15">(Rozciąga się)</text:span></text:p>
        </text:list-item>
        <text:list-item>
          <text:p text:style-name="P15">TAKES ANIMAL SHAPE <text:span text:style-name="T15">(Przyjmuje Zwierzęcy Kształt)</text:span></text:p>
        </text:list-item>
        <text:list-item>
          <text:p text:style-name="P15">Talks to Machines <text:span text:style-name="T15">(Mówi z Maszynami)</text:span></text:p>
        </text:list-item>
        <text:list-item>
          <text:p text:style-name="P15">Throws With Deadly Accuracy <text:span text:style-name="T15">(Rzuca ze Śmiertelną Dokładnością)</text:span></text:p>
        </text:list-item>
        <text:list-item>
          <text:p text:style-name="P15">Thunders <text:span text:style-name="T15">(Grzmi)</text:span></text:p>
        </text:list-item>
        <text:list-item>
          <text:p text:style-name="P15">TOUCHES THE SKY <text:span text:style-name="T15">(Dotyka Niebios)</text:span></text:p>
        </text:list-item>
        <text:list-item>
          <text:p text:style-name="P15">Travels Through Time <text:span text:style-name="T15">(Podróżuje w Czasie)</text:span></text:p>
        </text:list-item>
        <text:list-item>
          <text:p text:style-name="P15">Was Foretold <text:span text:style-name="T15">(Został Przepowiedziany)</text:span></text:p>
        </text:list-item>
        <text:list-item>
          <text:p text:style-name="P15">Wears a Sheen of Ice <text:span text:style-name="T17">(Przywdziewa Połyskliwy Lód) </text:span></text:p>
        </text:list-item>
        <text:list-item>
          <text:p text:style-name="P15">Wears Power Armor <text:span text:style-name="T16">(nosi Zasilany Pancerz)</text:span></text:p>
        </text:list-item>
        <text:list-item>
          <text:p text:style-name="P15">WIELDS AN ENCHANTED WEAPON <text:span text:style-name="T16">(D</text:span><text:span text:style-name="T18">z</text:span><text:span text:style-name="T16">ierży Magiczną Broń)</text:span></text:p>
        </text:list-item>
        <text:list-item>
          <text:p text:style-name="P15">WIELDS INVISIBLE FORCE <text:span text:style-name="T16">(Włada Niewidzialną Mocą)</text:span></text:p>
        </text:list-item>
        <text:list-item>
          <text:p text:style-name="P15">Wields Two Weapons at Once <text:span text:style-name="T16">(Nosi Dwie Bronie Naraz)</text:span></text:p>
        </text:list-item>
        <text:list-item>
          <text:p text:style-name="P15">Works for a Living <text:span text:style-name="T16">(Pracuje, by Żyć)</text:span></text:p>
        </text:list-item>
        <text:list-item>
          <text:p text:style-name="P15">Works Miracles <text:span text:style-name="T7">(Uzdrawia)</text:span></text:p>
        </text:list-item>
        <text:list-item>
          <text:p text:style-name="P15">Works the Back Alleys <text:span text:style-name="T7">(Pracuje w Ciemnych Uliczkach)</text:span></text:p>
        </text:list-item>
        <text:list-item>
          <text:p text:style-name="P15">Works the System <text:span text:style-name="T16">(Łamie Systemy)</text:span></text:p>
        </text:list-item>
        <text:list-item>
          <text:p text:style-name="P15">Would Rather Be Reading <text:span text:style-name="T13">(Wolałby Czytać)</text:span></text:p>
        </text:list-item>
        <text:list-item>
          <text:p text:style-name="P15">USES WILD MAGIC <text:span text:style-name="T16">(Włada Dziką Magią)</text:span></text:p>
        </text:list-item>
        <text:list-item>
          <text:p text:style-name="P15">WALKS THE WILD WOODS <text:span text:style-name="T16">(Spaceruje w Dzikich Lasach)</text:span></text:p>
        </text:list-item>
      </text:list>
      <text:p text:style-name="P2"><text:soft-page-break/></text:p>
      <text:p text:style-name="P16"/>
      <text:p text:style-name="P16"/>
      <text:p text:style-name="P2"><text:span text:style-name="T8">Masters Weapon</text:span><text:span text:style-name="T11">r</text:span><text:span text:style-name="T8">y – Mistrzowsko Posługuje się Bronią</text:span></text:p>
      <text:p text:style-name="P5"><text:span text:style-name="T1">Leads - Przewodzi</text:span><text:tab/></text:p>
      <text:p text:style-name="P6">Explored Dark Places – Bada Ciemne Miejsca</text:p>
      <text:p text:style-name="P7">Focuses Mind Over Matter – Stawia Umysł Ponad Materią</text:p>
      <text:p text:style-name="P8">Moves like a Cat – Porusza się jak Kot</text:p>
      <text:p text:style-name="P9">Masters Spell – Włada Zaklęciami</text:p>
      <text:p text:style-name="P10">Howls at the Moon – Wyje do Księżyca</text:p>
      <text:p text:style-name="P9">Bears a Halo of Fire – Nosi Halo Ognia</text:p>
      <text:p text:style-name="P11">Works Miracles – Uzdrawia</text:p>
      <text:p text:style-name="P3">Murders – Morduje ???</text:p>
      <text:p text:style-name="P11">Works the Back Alleys – Pracuje w Ciemnych Uliczkach</text:p>
      <text:p text:style-name="P4"><text:span text:style-name="T9">Lives in the Wilderness - </text:span><text:span text:style-name="T8">Żyje w Dziczy</text:span><text:line-break/><text:span text:style-name="T9">Needs No Weapon – Nie Potrzebuje Broni</text:span><text:span text:style-name="T2"><text:line-break/></text:span><text:span text:style-name="T9">Never Says Die – Nigdy się Nie Poddaje</text:span></text:p>
      <text:p text:style-name="P12"><text:span text:style-name="T2">Performs Feats of Strength </text:span>- Jest Bardzo Silny <text:s text:c="2"/></text:p>
      <text:p text:style-name="P11">Rages – Wpada w Furię</text:p>
      <text:p text:style-name="P13">Entertains – Zabawia</text:p>
      <text:p text:style-name="P13">Helps Their Friends – Pomaga Swoim Przyjaciołom</text:p>
      <text:p text:style-name="P13">Infiltrates – Infiltruje</text:p>
      <text:p text:style-name="P13">Channels Divine Blessings – Otrzymuje Boskie Błogosławieństwo</text:p>
      <text:p text:style-name="P13">Consorts With the Dead – <text:span text:style-name="T3">Zadaje się z Martwymi</text:span></text:p>
      <text:p text:style-name="P13">Shepherds Spirits – <text:span text:style-name="T3">Mówi do Duchów</text:span></text:p>
      <text:p text:style-name="P13">Learns Quickly – <text:span text:style-name="T3">Szybko się Uczy</text:span></text:p>
      <text:p text:style-name="P13">Sees Beyond – <text:span text:style-name="T4">Jest Jasnowidzem</text:span></text:p>
      <text:p text:style-name="P13">Would Rather Be Reading – <text:span text:style-name="T3">Wolałby Czytać</text:span></text:p>
      <text:p text:style-name="P13">Defends the Weak – <text:span text:style-name="T4">Chroni Słabszych</text:span></text:p>
      <text:p text:style-name="P14"><text:span text:style-name="T8">Shepherds the Community – </text:span><text:span text:style-name="T10">Wspiera Społeczno</text:span><text:span text:style-name="T11">ś</text:span><text:span text:style-name="T10">ć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2T17:55:12.933000000</meta:creation-date>
    <meta:generator>LibreOffice/7.1.4.2$Windows_X86_64 LibreOffice_project/a529a4fab45b75fefc5b6226684193eb000654f6</meta:generator>
    <dc:date>2024-03-05T00:49:32.519000000</dc:date>
    <meta:editing-duration>PT36M43S</meta:editing-duration>
    <meta:editing-cycles>10</meta:editing-cycles>
    <meta:document-statistic meta:table-count="0" meta:image-count="0" meta:object-count="0" meta:page-count="3" meta:paragraph-count="129" meta:word-count="871" meta:character-count="5342" meta:non-whitespace-character-count="4674"/>
  </office:meta>
</office:document-meta>
</file>